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botOffset_avg" table:style-name="ta1">
        <table:shapes>
          <draw:frame draw:z-index="0" draw:style-name="gr1" draw:text-style-name="P1" svg:width="119.21mm" svg:height="115.81mm" svg:x="73.43mm" svg:y="5.05mm">
            <loext:p draw:notify-on-update-of-ranges="robotOffset_avg.A2:robotOffset_avg.A5 robotOffset_avg.A2:robotOffset_avg.A5 robotOffset_avg.C2:robotOffset_avg.C5 robotOffset_avg.A2:robotOffset_avg.A5 robotOffset_avg.C6:robotOffset_avg.C9 robotOffset_avg.A2:robotOffset_avg.A5 robotOffset_avg.C10:robotOffset_avg.C13 robotOffset_avg.A2:robotOffset_avg.A5 robotOffset_avg.C14:robotOffset_avg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Offset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83333333333333" calcext:value-type="float">
            <text:p>0.18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88728813559322" calcext:value-type="float">
            <text:p>0.88728813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.11024011299437" calcext:value-type="float">
            <text:p>2.1102401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.09590395480222" calcext:value-type="float">
            <text:p>5.0959039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8740112994349" calcext:value-type="float">
            <text:p>20.87401129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4.8855932203389" calcext:value-type="float">
            <text:p>34.8855932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8.6615112994349" calcext:value-type="float">
            <text:p>48.66151129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61.9705508474575" calcext:value-type="float">
            <text:p>61.9705508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.41511299435" calcext:value-type="float">
            <text:p>73.4151129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5.5839689265536" calcext:value-type="float">
            <text:p>85.58396892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94.6490819209039" calcext:value-type="float">
            <text:p>94.64908192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95.9483757062146" calcext:value-type="float">
            <text:p>95.9483757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.4488700564971" calcext:value-type="float">
            <text:p>94.4488700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8.0731638418079" calcext:value-type="float">
            <text:p>98.0731638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99.3036546823485" calcext:value-type="float">
            <text:p>99.30365468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9.9064618644068" calcext:value-type="float">
            <text:p>99.9064618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1:22.817913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11:42.910524389</dc:date>
    <meta:editing-duration>PT34M57S</meta:editing-duration>
    <meta:editing-cycles>5</meta:editing-cycles>
    <meta:generator>LibreOffice/5.1.4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11.582cm" xlink:href=".." xlink:type="simple" chart:class="chart:scatter" chart:style-name="ch1">
        <chart:legend chart:legend-position="end" svg:x="8.832cm" svg:y="4.745cm" style:legend-expansion="high" chart:style-name="ch2"/>
        <chart:plot-area chart:style-name="ch3" table:cell-range-address="robotOffset_avg.A2:robotOffset_avg.A5 robotOffset_avg.C2:robotOffset_avg.C17" chart:data-source-has-labels="both" svg:x="1.249cm" svg:y="0.231cm" svg:width="7.345cm" svg:height="10.139cm">
          <chartooo:coordinate-region svg:x="1.87cm" svg:y="0.43cm" svg:width="6.351cm" svg:height="9.293cm"/>
          <chart:axis chart:dimension="x" chart:name="primary-x" chart:style-name="ch4" chartooo:axis-type="auto">
            <chart:title svg:x="2.76cm" svg:y="10.601cm" chart:style-name="ch5">
              <text:p>Starting point in % of humans</text:p>
            </chart:title>
            <chart:categories table:cell-range-address="robotOffset_avg.A2:robotOffset_avg.A5"/>
          </chart:axis>
          <chart:axis chart:dimension="y" chart:name="primary-y" chart:style-name="ch4">
            <chart:title svg:x="0.451cm" svg:y="7.408cm" chart:style-name="ch6">
              <text:p>% of humans use robot word</text:p>
            </chart:title>
            <chart:grid chart:style-name="ch7" chart:class="major"/>
          </chart:axis>
          <chart:series chart:style-name="ch8" chart:values-cell-range-address="robotOffset_avg.C2:robotOffset_avg.C5" loext:label-string="&quot;3% robots&quot;" chart:class="chart:scatter">
            <chart:domain table:cell-range-address="robotOffset_avg.A2:robotOffset_avg.A5"/>
            <chart:data-point chart:repeated="4"/>
          </chart:series>
          <chart:series chart:style-name="ch9" chart:values-cell-range-address="robotOffset_avg.C6:robotOffset_avg.C9" loext:label-string="&quot;6% robots&quot;" chart:class="chart:scatter">
            <chart:data-point chart:repeated="4"/>
          </chart:series>
          <chart:series chart:style-name="ch10" chart:values-cell-range-address="robotOffset_avg.C10:robotOffset_avg.C13" loext:label-string="&quot;9% robots&quot;" chart:class="chart:scatter">
            <chart:data-point chart:repeated="4"/>
          </chart:series>
          <chart:series chart:style-name="ch11" chart:values-cell-range-address="robotOffset_avg.C14:robotOffset_avg.C17" loext:label-string="&quot;11% robots&quot;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% robots</text:p>
              </table:table-cell>
              <table:table-cell office:value-type="string">
                <text:p>6% robots</text:p>
              </table:table-cell>
              <table:table-cell office:value-type="string">
                <text:p>9% robots</text:p>
              </table:table-cell>
              <table:table-cell office:value-type="string">
                <text:p>11% robo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">
                <text:p>0</text:p>
                <draw:g>
                  <svg:desc>robotOffset_avg.A2:robotOffset_avg.A5</svg:desc>
                </draw:g>
              </table:table-cell>
              <table:table-cell office:value-type="float" office:value="0.183333333333333">
                <text:p>0.183333333333333</text:p>
                <draw:g>
                  <svg:desc>robotOffset_avg.C2:robotOffset_avg.C5</svg:desc>
                </draw:g>
              </table:table-cell>
              <table:table-cell office:value-type="float" office:value="20.8740112994349">
                <text:p>20.8740112994349</text:p>
                <draw:g>
                  <svg:desc>robotOffset_avg.C6:robotOffset_avg.C9</svg:desc>
                </draw:g>
              </table:table-cell>
              <table:table-cell office:value-type="float" office:value="73.41511299435">
                <text:p>73.41511299435</text:p>
                <draw:g>
                  <svg:desc>robotOffset_avg.C10:robotOffset_avg.C13</svg:desc>
                </draw:g>
              </table:table-cell>
              <table:table-cell office:value-type="float" office:value="94.4488700564971">
                <text:p>94.4488700564971</text:p>
                <draw:g>
                  <svg:desc>robotOffset_avg.C14:robotOffset_avg.C17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728813559322">
                <text:p>0.88728813559322</text:p>
              </table:table-cell>
              <table:table-cell office:value-type="float" office:value="34.8855932203389">
                <text:p>34.8855932203389</text:p>
              </table:table-cell>
              <table:table-cell office:value-type="float" office:value="85.5839689265536">
                <text:p>85.5839689265536</text:p>
              </table:table-cell>
              <table:table-cell office:value-type="float" office:value="98.0731638418079">
                <text:p>98.07316384180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11024011299437">
                <text:p>2.11024011299437</text:p>
              </table:table-cell>
              <table:table-cell office:value-type="float" office:value="48.6615112994349">
                <text:p>48.6615112994349</text:p>
              </table:table-cell>
              <table:table-cell office:value-type="float" office:value="94.6490819209039">
                <text:p>94.6490819209039</text:p>
              </table:table-cell>
              <table:table-cell office:value-type="float" office:value="99.3036546823485">
                <text:p>99.303654682348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09590395480222">
                <text:p>5.09590395480222</text:p>
              </table:table-cell>
              <table:table-cell office:value-type="float" office:value="61.9705508474575">
                <text:p>61.9705508474575</text:p>
              </table:table-cell>
              <table:table-cell office:value-type="float" office:value="95.9483757062146">
                <text:p>95.9483757062146</text:p>
              </table:table-cell>
              <table:table-cell office:value-type="float" office:value="99.9064618644068">
                <text:p>99.9064618644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